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21cm" fo:min-width="3.21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weight="bold" fo:background-color="transparent" style:font-size-asian="18pt" style:font-size-complex="18pt" style:font-relief="none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8pt" fo:font-weight="bold" fo:background-color="transparen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8pt" fo:font-weight="bold" fo:background-color="transparent" style:font-size-asian="18pt" style:font-size-complex="18pt" style:font-relief="none"/>
    </style:style>
    <style:style style:name="T2" style:family="text">
      <style:text-properties fo:font-size="18pt" fo:font-weight="bold" fo:background-color="transparent" style:font-size-asian="18pt" style:font-size-complex="18pt"/>
    </style:style>
    <style:style style:name="T3" style:family="text"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9.8cm" draw:transform="rotate (-0.198443935951756) translate (10.125cm 3.31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1.7cm" svg:y1="8.5cm" svg:x2="16.2cm" svg:y2="6.5cm">
          <text:p/>
        </draw:line>
        <draw:frame draw:style-name="gr3" draw:text-style-name="P3" draw:layer="layout" svg:width="0.997cm" svg:height="0.962cm" svg:x="14.103cm" svg:y="5.8cm">
          <draw:text-box>
            <text:p><text:span text:style-name="T1">W</text:span></text:p>
          </draw:text-box>
        </draw:frame>
        <draw:custom-shape draw:style-name="gr4" draw:text-style-name="P4" draw:layer="layout" svg:width="0.3cm" svg:height="0.4cm" svg:x="11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8.5cm" svg:x2="5.9cm" svg:y2="6.4cm">
          <text:p/>
        </draw:line>
        <draw:frame draw:style-name="gr5" draw:text-style-name="P5" draw:layer="layout" svg:width="1.9cm" svg:height="1.673cm" svg:x="6.1cm" svg:y="4.6cm">
          <draw:text-box>
            <text:p><text:span text:style-name="T2">X</text:span><text:span text:style-name="T3">(p)</text:span></text:p>
          </draw:text-box>
        </draw:frame>
        <draw:custom-shape draw:style-name="gr6" draw:text-style-name="P1" draw:layer="layout" svg:width="0.5cm" svg:height="0.42cm" svg:x="5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47cm" svg:height="0.962cm" svg:x="11cm" svg:y="8.5cm">
          <draw:text-box>
            <text:p>origin</text:p>
          </draw:text-box>
        </draw:frame>
        <draw:frame draw:style-name="gr8" draw:text-style-name="P7" draw:layer="layout" svg:width="0.752cm" svg:height="0.806cm" svg:x="14.7cm" svg:y="6.2cm">
          <draw:text-box>
            <text:p><text:span text:style-name="T4">k</text:span></text:p>
          </draw:text-box>
        </draw:frame>
        <draw:line draw:style-name="gr9" draw:text-style-name="P2" draw:layer="layout" svg:x1="5.9cm" svg:y1="6.2cm" svg:x2="9.4cm" svg:y2="5.2cm">
          <text:p/>
        </draw:line>
        <draw:frame draw:style-name="gr10" draw:text-style-name="P6" draw:layer="layout" svg:width="6.196cm" svg:height="0.962cm" svg:x="4.37cm" svg:y="12.338cm">
          <draw:text-box>
            <text:p>affine hyperplane <text:s/>P</text:p>
          </draw:text-box>
        </draw:frame>
        <draw:frame draw:style-name="gr11" draw:text-style-name="P6" draw:layer="layout" svg:width="3.123cm" svg:height="0.962cm" svg:x="5.501cm" svg:y="4.6cm">
          <draw:text-box>
            <text:p>d( <text:s/><text:span text:style-name="T5"><text:s text:c="5"/></text:span>,P)</text:p>
          </draw:text-box>
        </draw:frame>
        <draw:frame draw:style-name="gr5" draw:text-style-name="P5" draw:layer="layout" svg:width="1.9cm" svg:height="1.673cm" svg:x="3.8cm" svg:y="5.301cm">
          <draw:text-box>
            <text:p><text:span text:style-name="T2">X</text:span><text:span text:style-name="T3">(p)</text:span></text:p>
          </draw:text-box>
        </draw:frame>
        <draw:frame draw:style-name="gr12" draw:text-style-name="P6" draw:layer="layout" svg:width="6.348cm" svg:height="0.962cm" svg:x="2.9cm" svg:y="8.4cm">
          <draw:text-box>
            <text:p>Local Feature Spa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7-29T12:33:02.140948508</dc:date>
    <meta:editing-duration>PT47M39S</meta:editing-duration>
    <meta:editing-cycles>11</meta:editing-cycles>
    <meta:generator>LibreOffice/6.4.7.2$Linux_X86_64 LibreOffice_project/40$Build-2</meta:generator>
    <meta:document-statistic meta:object-count="14"/>
  </office:meta>
</office:document-meta>
</file>